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The Manual Integration of the ThermalDbgStream Class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4.177cm" svg:y2="3.857cm">
          <text:p/>
        </draw:line>
        <draw:frame draw:style-name="gr10" draw:text-style-name="P9" draw:layer="layout" svg:width="19.05cm" svg:height="2.223cm" svg:x="1.317cm" svg:y="1.317cm">
          <draw:text-box>
            <text:p>Algorithm Stream Init 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11" draw:text-style-name="P9" draw:layer="layout" svg:width="19.59cm" svg:height="2.222cm" svg:x="1cm" svg:y="1cm">
          <draw:text-box>
            <text:p>Step Init</text:p>
          </draw:text-box>
        </draw:frame>
      </draw:page>
      <draw:page draw:name="page4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12" draw:text-style-name="P9" draw:layer="layout" svg:width="19.59cm" svg:height="1.27cm" svg:x="1cm" svg:y="1.317cm">
          <draw:text-box>
            <text:p>Operation In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0T20:34:27.220999692</dc:date>
    <meta:editing-duration>PT9M48S</meta:editing-duration>
    <meta:editing-cycles>4</meta:editing-cycles>
    <meta:generator>LibreOffice/7.3.7.2$Linux_X86_64 LibreOffice_project/30$Build-2</meta:generator>
    <meta:document-statistic meta:object-count="17"/>
  </office:meta>
</office:document-meta>
</file>